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automatic-styles>
    <style:style style:family="graphic" style:name="aa7e22d" style:parent-style-name="Graphics">
      <style:graphic-properties fo:background-color="ffffff" style:horizontal-pos="from-left" style:horizontal-rel="paragraph"/>
    </style:style>
  </office:automatic-styles>
  <office:body>
    <office:text>
      <text:p text:style-name="Standard">Test test 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text:s/><draw:frame draw:style-name="aa7e22d" svg:height="31.86mm" svg:width="13.67mm" text:anchor-type="as-char"><draw:image xlink:actuate="onLoad" xlink:href="Pictures/10000000000000F8000001E4F1E2F475.png" xlink:show="embed" xlink:type="simple"/><draw:text-box/></draw:frame>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DE" fo:font-size="12.0pt" fo:language="de" style:font-name="Times New Roman" style:font-name-asian="SimSun" style:font-name-complex="Mangal" style:font-size-asian="10.5pt" style:use-window-font-color="true"/>
    </style:default-style>
    <style:style style:family="paragraph" style:name="Standard" style:parent-style-name="default_paragraph_style"/>
    <style:style style:family="paragraph" style:name="Heading" style:next-style-name="Text_20_body" style:parent-style-name="Standard">
      <style:paragraph-properties fo:margin-bottom="2.12mm" fo:margin-top="4.23mm"/>
      <style:text-properties fo:font-size="14.0pt" style:font-name="Arial" style:font-name-asian="Microsoft YaHei" style:font-name-complex="Mangal" style:font-size-asian="14.0pt"/>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Mangal1" style:font-size-asian="12.0pt"/>
    </style:style>
    <style:style style:family="paragraph" style:name="Index" style:parent-style-name="Standard">
      <style:text-properties style:font-name-complex="Mangal1" style:font-size-asian="12.0pt"/>
    </style:style>
    <style:style style:family="paragraph" style:name="Caption" style:parent-style-name="Standard">
      <style:paragraph-properties fo:margin-bottom="2.12mm" fo:margin-top="2.12mm"/>
      <style:text-properties fo:font-size="12.0pt" fo:font-style="italic" style:font-name-complex="Mangal1" style:font-size-asian="12.0pt" style:font-style-asian="italic" style:font-style-complex="italic"/>
    </style:style>
    <style:default-style style:family="graphic">
      <style:graphic-properties draw:fill="solid" draw:fill-color="#729fcf"/>
      <style:text-properties fo:country="DE" fo:font-size="12.0pt" fo:language="de" style:font-size-asian="10.5pt" style:use-window-font-color="true"/>
    </style:default-style>
    <style:style style:family="graphic" style:name="Graphics" style:parent-style-name="default_drawing_style">
      <style:graphic-properties style:horizontal-pos="center" style:horizontal-rel="paragraph" style:vertical-pos="top" style:vertical-rel="paragraph"/>
    </style:style>
  </office: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1:36</dc:date>
    <meta:editing-cycles>2</meta:editing-cycles>
    <meta:editing-duration>PT0.004S</meta:editing-duration>
  </office:meta>
</office:document-meta>
</file>